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19mm"/>
    </style:style>
    <style:style style:name="co12" style:family="table-column">
      <style:table-column-properties fo:break-before="auto" style:column-width="11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 style:data-style-name="N111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accuracy_ra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/>
          <table:table-cell office:value-type="string" calcext:value-type="string">
            <text:p>accyracy</text:p>
          </table:table-cell>
          <table:table-cell office:value-type="string" calcext:value-type="string">
            <text:p>bamboo_pole</text:p>
          </table:table-cell>
          <table:table-cell office:value-type="string" calcext:value-type="string">
            <text:p>iron_pol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hishi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water_s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table:formula="of:=SUM([.B3:.B11])/(960*544)*100" office:value-type="float" office:value="86.3826976102941" calcext:value-type="float">
            <text:p>86.3826976103</text:p>
          </table:table-cell>
          <table:table-cell office:value-type="float" office:value="17465" calcext:value-type="float">
            <text:p>17465</text:p>
          </table:table-cell>
          <table:table-cell office:value-type="float" office:value="0" calcext:value-type="float">
            <text:p>0</text:p>
          </table:table-cell>
          <table:table-cell office:value-type="float" office:value="10295" calcext:value-type="float">
            <text:p>10295</text:p>
          </table:table-cell>
          <table:table-cell office:value-type="float" office:value="279100" calcext:value-type="float">
            <text:p>279100</text:p>
          </table:table-cell>
          <table:table-cell office:value-type="float" office:value="0" calcext:value-type="float">
            <text:p>0</text:p>
          </table:table-cell>
          <table:table-cell office:value-type="float" office:value="159228" calcext:value-type="float">
            <text:p>159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86" calcext:value-type="float">
            <text:p>46786</text:p>
          </table:table-cell>
          <table:table-cell table:formula="of:=SUM([.B3:.B11])/(960*544)*100" office:value-type="float" office:value="86.3826976102941" calcext:value-type="float">
            <text:p>86.3826976103</text:p>
          </table:table-cell>
          <table:table-cell table:formula="of:=AVERAGE([.M3:.R3])" office:value-type="float" office:value="38.7308993474405" calcext:value-type="float">
            <text:p>38.7308993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4" calcext:value-type="float">
            <text:p>9034</text:p>
          </table:table-cell>
          <table:table-cell office:value-type="float" office:value="0" calcext:value-type="float">
            <text:p>0</text:p>
          </table:table-cell>
          <table:table-cell office:value-type="float" office:value="7729" calcext:value-type="float">
            <text:p>7729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C3]/(SUM([.C3:.C11])+SUM([.$C3:.$K3])-[.C3])*100" office:value-type="float" office:value="0" calcext:value-type="float">
            <text:p>0</text:p>
          </table:table-cell>
          <table:table-cell table:formula="of:=[.D4]/(SUM([.D3:.D11])+SUM([.$C4:.$K4])-[.D4])*100" office:value-type="float" office:value="0" calcext:value-type="float">
            <text:p>0</text:p>
          </table:table-cell>
          <table:table-cell table:formula="of:=[.E5]/(SUM([.E3:.E11])+SUM([.$C5:.$K5])-[.E5])*100" office:value-type="float" office:value="0" calcext:value-type="float">
            <text:p>0</text:p>
          </table:table-cell>
          <table:table-cell table:formula="of:=[.F6]/(SUM([.F3:.F11])+SUM([.$C6:.$K6])-[.F6])*100" office:value-type="float" office:value="85.8488027979553" calcext:value-type="float">
            <text:p>85.848802798</text:p>
          </table:table-cell>
          <table:table-cell table:formula="of:=[.H8]/(SUM([.H3:.H11])+SUM([.$C8:.$K8])-[.H8])*100" office:value-type="float" office:value="94.8054036667739" calcext:value-type="float">
            <text:p>94.8054036668</text:p>
          </table:table-cell>
          <table:table-cell table:formula="of:=[.K11]/(SUM([.K3:.K11])+SUM([.$C11:.$K11])-[.K11])*100" office:value-type="float" office:value="51.731189619914" calcext:value-type="float">
            <text:p>51.7311896199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8074" calcext:value-type="float">
            <text:p>8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55280" calcext:value-type="float">
            <text:p>25528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255280" calcext:value-type="float">
            <text:p>2552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41" calcext:value-type="float">
            <text:p>23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59165" calcext:value-type="float">
            <text:p>15916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165" calcext:value-type="float">
            <text:p>1591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36680" calcext:value-type="float">
            <text:p>36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06" calcext:value-type="float">
            <text:p>10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80" calcext:value-type="float">
            <text:p>366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table:formula="of:=SUM([.B13:.B21])/(960*544)*100" office:value-type="float" office:value="79.0603936887255" calcext:value-type="float">
            <text:p>79.0603936887</text:p>
          </table:table-cell>
          <table:table-cell office:value-type="float" office:value="2261" calcext:value-type="float">
            <text:p>2261</text:p>
          </table:table-cell>
          <table:table-cell office:value-type="float" office:value="3121" calcext:value-type="float">
            <text:p>3121</text:p>
          </table:table-cell>
          <table:table-cell office:value-type="float" office:value="51574" calcext:value-type="float">
            <text:p>51574</text:p>
          </table:table-cell>
          <table:table-cell office:value-type="float" office:value="275381" calcext:value-type="float">
            <text:p>275381</text:p>
          </table:table-cell>
          <table:table-cell office:value-type="float" office:value="0" calcext:value-type="float">
            <text:p>0</text:p>
          </table:table-cell>
          <table:table-cell office:value-type="float" office:value="125741" calcext:value-type="float">
            <text:p>125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45" calcext:value-type="float">
            <text:p>54945</text:p>
          </table:table-cell>
          <table:table-cell table:formula="of:=SUM([.B13:.B21])/(960*544)*100" office:value-type="float" office:value="79.0603936887255" calcext:value-type="float">
            <text:p>79.0603936887</text:p>
          </table:table-cell>
          <table:table-cell table:formula="of:=AVERAGE([.M13:.R13])" office:value-type="float" office:value="38.2694963903125" calcext:value-type="float">
            <text:p>38.2694963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13]/(SUM([.C13:.C21])+SUM([.$C13:.$K13])-[.C13])*100" office:value-type="float" office:value="0" calcext:value-type="float">
            <text:p>0</text:p>
          </table:table-cell>
          <table:table-cell table:formula="of:=[.D14]/(SUM([.D13:.D21])+SUM([.$C14:.$K14])-[.D14])*100" office:value-type="float" office:value="23.1491136600626" calcext:value-type="float">
            <text:p>23.1491136601</text:p>
          </table:table-cell>
          <table:table-cell table:formula="of:=[.E15]/(SUM([.E13:.E21])+SUM([.$C15:.$K15])-[.E15])*100" office:value-type="float" office:value="0" calcext:value-type="float">
            <text:p>0</text:p>
          </table:table-cell>
          <table:table-cell table:formula="of:=[.F16]/(SUM([.F13:.F21])+SUM([.$C16:.$K16])-[.F16])*100" office:value-type="float" office:value="85.0980392156863" calcext:value-type="float">
            <text:p>85.0980392157</text:p>
          </table:table-cell>
          <table:table-cell table:formula="of:=[.H18]/(SUM([.H13:.H21])+SUM([.$C18:.$K18])-[.H18])*100" office:value-type="float" office:value="69.7565663394439" calcext:value-type="float">
            <text:p>69.7565663394</text:p>
          </table:table-cell>
          <table:table-cell table:formula="of:=[.K21]/(SUM([.K13:.K21])+SUM([.$C21:.$K21])-[.K21])*100" office:value-type="float" office:value="51.6132591266825" calcext:value-type="float">
            <text:p>51.6132591267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254" calcext:value-type="float">
            <text:p>50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42823" calcext:value-type="float">
            <text:p>242823</text:p>
          </table:table-cell>
          <table:table-cell office:value-type="float" office:value="0" calcext:value-type="float">
            <text:p>0</text:p>
          </table:table-cell>
          <table:table-cell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office:value-type="float" office:value="242823" calcext:value-type="float">
            <text:p>242823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38" calcext:value-type="float">
            <text:p>26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24851" calcext:value-type="float">
            <text:p>124851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851" calcext:value-type="float">
            <text:p>1248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42103" calcext:value-type="float">
            <text:p>42103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9872" calcext:value-type="float">
            <text:p>9872</text:p>
          </table:table-cell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03" calcext:value-type="float">
            <text:p>42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1503" calcext:value-type="float">
            <text:p>1503</text:p>
          </table:table-cell>
          <table:table-cell office:value-type="float" office:value="52074" calcext:value-type="float">
            <text:p>52074</text:p>
          </table:table-cell>
          <table:table-cell office:value-type="float" office:value="297133" calcext:value-type="float">
            <text:p>297133</text:p>
          </table:table-cell>
          <table:table-cell office:value-type="float" office:value="0" calcext:value-type="float">
            <text:p>0</text:p>
          </table:table-cell>
          <table:table-cell office:value-type="float" office:value="125562" calcext:value-type="float">
            <text:p>125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24" calcext:value-type="float">
            <text:p>36124</text:p>
          </table:table-cell>
          <table:table-cell table:formula="of:=SUM([.B23:.B31])/(960*544)*100" office:value-type="float" office:value="74.3715533088235" calcext:value-type="float">
            <text:p>74.3715533088</text:p>
          </table:table-cell>
          <table:table-cell table:formula="of:=AVERAGE([.M23:.R23])" office:value-type="float" office:value="30.6303169577573" calcext:value-type="float">
            <text:p>30.6303169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C23]/(SUM([.C23:.C31])+SUM([.$C23:.$K23])-[.C23])*100" office:value-type="float" office:value="0" calcext:value-type="float">
            <text:p>0</text:p>
          </table:table-cell>
          <table:table-cell table:formula="of:=[.D24]/(SUM([.D23:.D31])+SUM([.$C24:.$K24])-[.D24])*100" office:value-type="float" office:value="12.2496275451084" calcext:value-type="float">
            <text:p>12.2496275451</text:p>
          </table:table-cell>
          <table:table-cell table:formula="of:=[.E25]/(SUM([.E23:.E31])+SUM([.$C25:.$K25])-[.E25])*100" office:value-type="float" office:value="0" calcext:value-type="float">
            <text:p>0</text:p>
          </table:table-cell>
          <table:table-cell table:formula="of:=[.F26]/(SUM([.F23:.F31])+SUM([.$C26:.$K26])-[.F26])*100" office:value-type="float" office:value="78.4342086103966" calcext:value-type="float">
            <text:p>78.4342086104</text:p>
          </table:table-cell>
          <table:table-cell table:formula="of:=[.H28]/(SUM([.H23:.H31])+SUM([.$C28:.$K28])-[.H28])*100" office:value-type="float" office:value="68.8177883203183" calcext:value-type="float">
            <text:p>68.8177883203</text:p>
          </table:table-cell>
          <table:table-cell table:formula="of:=[.K31]/(SUM([.K23:.K31])+SUM([.$C31:.$K31])-[.K31])*100" office:value-type="float" office:value="24.2802772707207" calcext:value-type="float">
            <text:p>24.2802772707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61" calcext:value-type="float">
            <text:p>50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42397" calcext:value-type="float">
            <text:p>242397</text:p>
          </table:table-cell>
          <table:table-cell office:value-type="float" office:value="0" calcext:value-type="float">
            <text:p>0</text:p>
          </table:table-cell>
          <table:table-cell office:value-type="float" office:value="6332" calcext:value-type="float">
            <text:p>6332</text:p>
          </table:table-cell>
          <table:table-cell office:value-type="float" office:value="0" calcext:value-type="float">
            <text:p>0</text:p>
          </table:table-cell>
          <table:table-cell office:value-type="float" office:value="242397" calcext:value-type="float">
            <text:p>242397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94" calcext:value-type="float">
            <text:p>47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24170" calcext:value-type="float">
            <text:p>124170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170" calcext:value-type="float">
            <text:p>1241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20351" calcext:value-type="float">
            <text:p>20351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3389" calcext:value-type="float">
            <text:p>3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51" calcext:value-type="float">
            <text:p>20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4991" calcext:value-type="float">
            <text:p>4991</text:p>
          </table:table-cell>
          <table:table-cell office:value-type="float" office:value="2388" calcext:value-type="float">
            <text:p>2388</text:p>
          </table:table-cell>
          <table:table-cell office:value-type="float" office:value="9985" calcext:value-type="float">
            <text:p>9985</text:p>
          </table:table-cell>
          <table:table-cell office:value-type="float" office:value="316809" calcext:value-type="float">
            <text:p>316809</text:p>
          </table:table-cell>
          <table:table-cell office:value-type="float" office:value="0" calcext:value-type="float">
            <text:p>0</text:p>
          </table:table-cell>
          <table:table-cell office:value-type="float" office:value="161474" calcext:value-type="float">
            <text:p>161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30" calcext:value-type="float">
            <text:p>16830</text:p>
          </table:table-cell>
          <table:table-cell table:formula="of:=SUM([.B33:.B41])/(960*544)*100" office:value-type="float" office:value="84.6336933210784" calcext:value-type="float">
            <text:p>84.6336933211</text:p>
          </table:table-cell>
          <table:table-cell table:formula="of:=AVERAGE([.M33:.R33])" office:value-type="float" office:value="36.5710046232986" calcext:value-type="float">
            <text:p>36.5710046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C33]/(SUM([.C33:.C41])+SUM([.$C33:.$K33])-[.C33])*100" office:value-type="float" office:value="0" calcext:value-type="float">
            <text:p>0</text:p>
          </table:table-cell>
          <table:table-cell table:formula="of:=[.D34]/(SUM([.D33:.D41])+SUM([.$C34:.$K34])-[.D34])*100" office:value-type="float" office:value="19.2976532162755" calcext:value-type="float">
            <text:p>19.2976532163</text:p>
          </table:table-cell>
          <table:table-cell table:formula="of:=[.E35]/(SUM([.E33:.E41])+SUM([.$C35:.$K35])-[.E35])*100" office:value-type="float" office:value="0" calcext:value-type="float">
            <text:p>0</text:p>
          </table:table-cell>
          <table:table-cell table:formula="of:=[.F36]/(SUM([.F33:.F41])+SUM([.$C36:.$K36])-[.F36])*100" office:value-type="float" office:value="83.0125341353838" calcext:value-type="float">
            <text:p>83.0125341354</text:p>
          </table:table-cell>
          <table:table-cell table:formula="of:=[.H38]/(SUM([.H33:.H41])+SUM([.$C38:.$K38])-[.H38])*100" office:value-type="float" office:value="93.6189133372726" calcext:value-type="float">
            <text:p>93.6189133373</text:p>
          </table:table-cell>
          <table:table-cell table:formula="of:=[.K41]/(SUM([.K33:.K41])+SUM([.$C41:.$K41])-[.K41])*100" office:value-type="float" office:value="23.4969270508595" calcext:value-type="float">
            <text:p>23.4969270509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889" calcext:value-type="float">
            <text:p>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63857" calcext:value-type="float">
            <text:p>263857</text:p>
          </table:table-cell>
          <table:table-cell office:value-type="float" office:value="0" calcext:value-type="float">
            <text:p>0</text:p>
          </table:table-cell>
          <table:table-cell office:value-type="float" office:value="3908" calcext:value-type="float">
            <text:p>3908</text:p>
          </table:table-cell>
          <table:table-cell office:value-type="float" office:value="0" calcext:value-type="float">
            <text:p>0</text:p>
          </table:table-cell>
          <table:table-cell office:value-type="float" office:value="263857" calcext:value-type="float">
            <text:p>263857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75" calcext:value-type="float">
            <text:p>48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60020" calcext:value-type="float">
            <text:p>16002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20" calcext:value-type="float">
            <text:p>160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15828" calcext:value-type="float">
            <text:p>1582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28" calcext:value-type="float">
            <text:p>15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1836" calcext:value-type="float">
            <text:p>1836</text:p>
          </table:table-cell>
          <table:table-cell office:value-type="float" office:value="2637" calcext:value-type="float">
            <text:p>2637</text:p>
          </table:table-cell>
          <table:table-cell office:value-type="float" office:value="52135" calcext:value-type="float">
            <text:p>52135</text:p>
          </table:table-cell>
          <table:table-cell office:value-type="float" office:value="282408" calcext:value-type="float">
            <text:p>282408</text:p>
          </table:table-cell>
          <table:table-cell office:value-type="float" office:value="0" calcext:value-type="float">
            <text:p>0</text:p>
          </table:table-cell>
          <table:table-cell office:value-type="float" office:value="125860" calcext:value-type="float">
            <text:p>125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68" calcext:value-type="float">
            <text:p>48368</text:p>
          </table:table-cell>
          <table:table-cell table:formula="of:=SUM([.B43:.B51])/(960*544)*100" office:value-type="float" office:value="74.8586856617647" calcext:value-type="float">
            <text:p>74.8586856618</text:p>
          </table:table-cell>
          <table:table-cell table:formula="of:=AVERAGE([.M43:.R43])" office:value-type="float" office:value="32.9686239607302" calcext:value-type="float">
            <text:p>32.968623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C43]/(SUM([.C43:.C51])+SUM([.$C43:.$K43])-[.C43])*100" office:value-type="float" office:value="0" calcext:value-type="float">
            <text:p>0</text:p>
          </table:table-cell>
          <table:table-cell table:formula="of:=[.D44]/(SUM([.D43:.D51])+SUM([.$C44:.$K44])-[.D44])*100" office:value-type="float" office:value="17.0558739255014" calcext:value-type="float">
            <text:p>17.0558739255</text:p>
          </table:table-cell>
          <table:table-cell table:formula="of:=[.E45]/(SUM([.E43:.E51])+SUM([.$C45:.$K45])-[.E45])*100" office:value-type="float" office:value="0" calcext:value-type="float">
            <text:p>0</text:p>
          </table:table-cell>
          <table:table-cell table:formula="of:=[.F46]/(SUM([.F43:.F51])+SUM([.$C46:.$K46])-[.F46])*100" office:value-type="float" office:value="78.4260946616956" calcext:value-type="float">
            <text:p>78.4260946617</text:p>
          </table:table-cell>
          <table:table-cell table:formula="of:=[.H48]/(SUM([.H43:.H51])+SUM([.$C48:.$K48])-[.H48])*100" office:value-type="float" office:value="69.4648373361534" calcext:value-type="float">
            <text:p>69.4648373362</text:p>
          </table:table-cell>
          <table:table-cell table:formula="of:=[.K51]/(SUM([.K43:.K51])+SUM([.$C51:.$K51])-[.K51])*100" office:value-type="float" office:value="32.8649378410305" calcext:value-type="float">
            <text:p>32.864937841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0557" calcext:value-type="float">
            <text:p>50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34545" calcext:value-type="float">
            <text:p>234545</text:p>
          </table:table-cell>
          <table:table-cell office:value-type="float" office:value="0" calcext:value-type="float">
            <text:p>0</text:p>
          </table:table-cell>
          <table:table-cell office:value-type="float" office:value="6581" calcext:value-type="float">
            <text:p>6581</text:p>
          </table:table-cell>
          <table:table-cell office:value-type="float" office:value="0" calcext:value-type="float">
            <text:p>0</text:p>
          </table:table-cell>
          <table:table-cell office:value-type="float" office:value="234545" calcext:value-type="float">
            <text:p>234545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42" calcext:value-type="float">
            <text:p>40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24804" calcext:value-type="float">
            <text:p>124804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804" calcext:value-type="float">
            <text:p>1248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29212" calcext:value-type="float">
            <text:p>29212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16561" calcext:value-type="float">
            <text:p>16561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12" calcext:value-type="float">
            <text:p>29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1799" calcext:value-type="float">
            <text:p>1799</text:p>
          </table:table-cell>
          <table:table-cell office:value-type="float" office:value="10602" calcext:value-type="float">
            <text:p>10602</text:p>
          </table:table-cell>
          <table:table-cell office:value-type="float" office:value="302569" calcext:value-type="float">
            <text:p>302569</text:p>
          </table:table-cell>
          <table:table-cell office:value-type="float" office:value="0" calcext:value-type="float">
            <text:p>0</text:p>
          </table:table-cell>
          <table:table-cell office:value-type="float" office:value="160958" calcext:value-type="float">
            <text:p>160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93" calcext:value-type="float">
            <text:p>34893</text:p>
          </table:table-cell>
          <table:table-cell table:formula="of:=SUM([.B53:.B61])/(960*544)*100" office:value-type="float" office:value="87.320006127451" calcext:value-type="float">
            <text:p>87.3200061275</text:p>
          </table:table-cell>
          <table:table-cell table:formula="of:=AVERAGE([.M53:.R53])" office:value-type="float" office:value="40.0019308830242" calcext:value-type="float">
            <text:p>40.001930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3]/(SUM([.C53:.C61])+SUM([.$C53:.$K53])-[.C53])*100" office:value-type="float" office:value="0" calcext:value-type="float">
            <text:p>0</text:p>
          </table:table-cell>
          <table:table-cell table:formula="of:=[.D54]/(SUM([.D53:.D61])+SUM([.$C54:.$K54])-[.D54])*100" office:value-type="float" office:value="19.880603739581" calcext:value-type="float">
            <text:p>19.8806037396</text:p>
          </table:table-cell>
          <table:table-cell table:formula="of:=[.E55]/(SUM([.E53:.E61])+SUM([.$C55:.$K55])-[.E55])*100" office:value-type="float" office:value="0" calcext:value-type="float">
            <text:p>0</text:p>
          </table:table-cell>
          <table:table-cell table:formula="of:=[.F56]/(SUM([.F53:.F61])+SUM([.$C56:.$K56])-[.F56])*100" office:value-type="float" office:value="85.9988260866761" calcext:value-type="float">
            <text:p>85.9988260867</text:p>
          </table:table-cell>
          <table:table-cell table:formula="of:=[.H58]/(SUM([.H53:.H61])+SUM([.$C58:.$K58])-[.H58])*100" office:value-type="float" office:value="94.6382661836063" calcext:value-type="float">
            <text:p>94.6382661836</text:p>
          </table:table-cell>
          <table:table-cell table:formula="of:=[.K61]/(SUM([.K53:.K61])+SUM([.$C61:.$K61])-[.K61])*100" office:value-type="float" office:value="39.4938892882818" calcext:value-type="float">
            <text:p>39.4938892883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972" calcext:value-type="float">
            <text:p>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66660" calcext:value-type="float">
            <text:p>266660</text:p>
          </table:table-cell>
          <table:table-cell office:value-type="float" office:value="0" calcext:value-type="float">
            <text:p>0</text:p>
          </table:table-cell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  <table:table-cell office:value-type="float" office:value="266660" calcext:value-type="float">
            <text:p>26666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99" calcext:value-type="float">
            <text:p>33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60127" calcext:value-type="float">
            <text:p>160127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127" calcext:value-type="float">
            <text:p>1601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27468" calcext:value-type="float">
            <text:p>2746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364" calcext:value-type="float">
            <text:p>73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68" calcext:value-type="float">
            <text:p>27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10075" calcext:value-type="float">
            <text:p>10075</text:p>
          </table:table-cell>
          <table:table-cell office:value-type="float" office:value="4437" calcext:value-type="float">
            <text:p>4437</text:p>
          </table:table-cell>
          <table:table-cell office:value-type="float" office:value="10363" calcext:value-type="float">
            <text:p>10363</text:p>
          </table:table-cell>
          <table:table-cell office:value-type="float" office:value="302451" calcext:value-type="float">
            <text:p>302451</text:p>
          </table:table-cell>
          <table:table-cell office:value-type="float" office:value="0" calcext:value-type="float">
            <text:p>0</text:p>
          </table:table-cell>
          <table:table-cell office:value-type="float" office:value="159377" calcext:value-type="float">
            <text:p>159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51" calcext:value-type="float">
            <text:p>26951</text:p>
          </table:table-cell>
          <table:table-cell table:formula="of:=SUM([.B63:.B71])/(960*544)*100" office:value-type="float" office:value="87.320006127451" calcext:value-type="float">
            <text:p>87.3200061275</text:p>
          </table:table-cell>
          <table:table-cell table:formula="of:=AVERAGE([.M63:.R63])" office:value-type="float" office:value="41.2974827306095" calcext:value-type="float">
            <text:p>41.2974827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3" calcext:value-type="float">
            <text:p>8213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C63]/(SUM([.C63:.C71])+SUM([.$C63:.$K63])-[.C63])*100" office:value-type="float" office:value="0" calcext:value-type="float">
            <text:p>0</text:p>
          </table:table-cell>
          <table:table-cell table:formula="of:=[.D64]/(SUM([.D63:.D71])+SUM([.$C64:.$K64])-[.D64])*100" office:value-type="float" office:value="26.6125966290711" calcext:value-type="float">
            <text:p>26.6125966291</text:p>
          </table:table-cell>
          <table:table-cell table:formula="of:=[.E65]/(SUM([.E63:.E71])+SUM([.$C65:.$K65])-[.E65])*100" office:value-type="float" office:value="0" calcext:value-type="float">
            <text:p>0</text:p>
          </table:table-cell>
          <table:table-cell table:formula="of:=[.F66]/(SUM([.F63:.F71])+SUM([.$C66:.$K66])-[.F66])*100" office:value-type="float" office:value="87.6646449396085" calcext:value-type="float">
            <text:p>87.6646449396</text:p>
          </table:table-cell>
          <table:table-cell table:formula="of:=[.H68]/(SUM([.H63:.H71])+SUM([.$C68:.$K68])-[.H68])*100" office:value-type="float" office:value="94.9154663504228" calcext:value-type="float">
            <text:p>94.9154663504</text:p>
          </table:table-cell>
          <table:table-cell table:formula="of:=[.K71]/(SUM([.K63:.K71])+SUM([.$C71:.$K71])-[.K71])*100" office:value-type="float" office:value="38.5921884645544" calcext:value-type="float">
            <text:p>38.5921884646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735" calcext:value-type="float">
            <text:p>7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69418" calcext:value-type="float">
            <text:p>269418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  <table:table-cell office:value-type="float" office:value="269418" calcext:value-type="float">
            <text:p>2694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32" calcext:value-type="float">
            <text:p>30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59271" calcext:value-type="float">
            <text:p>15927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271" calcext:value-type="float">
            <text:p>1592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23131" calcext:value-type="float">
            <text:p>231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786" calcext:value-type="float">
            <text:p>37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31" calcext:value-type="float">
            <text:p>23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12043" calcext:value-type="float">
            <text:p>12043</text:p>
          </table:table-cell>
          <table:table-cell office:value-type="float" office:value="19383" calcext:value-type="float">
            <text:p>19383</text:p>
          </table:table-cell>
          <table:table-cell office:value-type="float" office:value="0" calcext:value-type="float">
            <text:p>0</text:p>
          </table:table-cell>
          <table:table-cell office:value-type="float" office:value="218947" calcext:value-type="float">
            <text:p>218947</text:p>
          </table:table-cell>
          <table:table-cell office:value-type="float" office:value="2608" calcext:value-type="float">
            <text:p>2608</text:p>
          </table:table-cell>
          <table:table-cell office:value-type="float" office:value="118144" calcext:value-type="float">
            <text:p>118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967" calcext:value-type="float">
            <text:p>137967</text:p>
          </table:table-cell>
          <table:table-cell table:formula="of:=SUM([.B73:.B81])/(960*544)*100" office:value-type="float" office:value="84.0598192401961" calcext:value-type="float">
            <text:p>84.0598192402</text:p>
          </table:table-cell>
          <table:table-cell table:formula="of:=AVERAGE([.M73:.R73])" office:value-type="float" office:value="43.5040734578211" calcext:value-type="float">
            <text:p>43.5040734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68" calcext:value-type="float">
            <text:p>8968</text:p>
          </table:table-cell>
          <table:table-cell office:value-type="float" office:value="0" calcext:value-type="float">
            <text:p>0</text:p>
          </table:table-cell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C73]/(SUM([.C73:.C81])+SUM([.$C73:.$K73])-[.C73])*100" office:value-type="float" office:value="0" calcext:value-type="float">
            <text:p>0</text:p>
          </table:table-cell>
          <table:table-cell table:formula="of:=[.D74]/(SUM([.D73:.D81])+SUM([.$C74:.$K74])-[.D74])*100" office:value-type="float" office:value="16.6314518563236" calcext:value-type="float">
            <text:p>16.6314518563</text:p>
          </table:table-cell>
          <table:table-cell office:value-type="float" office:value="0" calcext:value-type="float">
            <text:p>0</text:p>
          </table:table-cell>
          <table:table-cell table:formula="of:=[.F76]/(SUM([.F73:.F81])+SUM([.$C76:.$K76])-[.F76])*100" office:value-type="float" office:value="81.9817594300718" calcext:value-type="float">
            <text:p>81.9817594301</text:p>
          </table:table-cell>
          <table:table-cell table:formula="of:=[.H78]/(SUM([.H73:.H81])+SUM([.$C78:.$K78])-[.H78])*100" office:value-type="float" office:value="90.5602232307126" calcext:value-type="float">
            <text:p>90.5602232307</text:p>
          </table:table-cell>
          <table:table-cell table:formula="of:=[.K81]/(SUM([.K73:.K81])+SUM([.$C81:.$K81])-[.K81])*100" office:value-type="float" office:value="71.8510062298183" calcext:value-type="float">
            <text:p>71.8510062298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4959" calcext:value-type="float">
            <text:p>4959</text:p>
          </table:table-cell>
          <table:table-cell office:value-type="float" office:value="0" calcext:value-type="float">
            <text:p>0</text:p>
          </table:table-cell>
          <table:table-cell office:value-type="float" office:value="4959" calcext:value-type="float">
            <text:p>4959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11398" calcext:value-type="float">
            <text:p>1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05757" calcext:value-type="float">
            <text:p>205757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205757" calcext:value-type="float">
            <text:p>20575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8" calcext:value-type="float">
            <text:p>12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18134" calcext:value-type="float">
            <text:p>1181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134" calcext:value-type="float">
            <text:p>1181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110144" calcext:value-type="float">
            <text:p>110144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7366" calcext:value-type="float">
            <text:p>273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44" calcext:value-type="float">
            <text:p>110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700" calcext:value-type="float">
            <text:p>700</text:p>
          </table:table-cell>
          <table:table-cell office:value-type="float" office:value="52208" calcext:value-type="float">
            <text:p>52208</text:p>
          </table:table-cell>
          <table:table-cell office:value-type="float" office:value="288105" calcext:value-type="float">
            <text:p>288105</text:p>
          </table:table-cell>
          <table:table-cell office:value-type="float" office:value="0" calcext:value-type="float">
            <text:p>0</text:p>
          </table:table-cell>
          <table:table-cell office:value-type="float" office:value="132878" calcext:value-type="float">
            <text:p>13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24" calcext:value-type="float">
            <text:p>40324</text:p>
          </table:table-cell>
          <table:table-cell table:formula="of:=SUM([.B83:.B91])/(960*544)*100" office:value-type="float" office:value="82.4527037377451" calcext:value-type="float">
            <text:p>82.4527037377</text:p>
          </table:table-cell>
          <table:table-cell table:formula="of:=AVERAGE([.M83:.R83])" office:value-type="float" office:value="37.607158242291" calcext:value-type="float">
            <text:p>37.6071582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83]/(SUM([.C83:.C91])+SUM([.$C83:.$K83])-[.C83])*100" office:value-type="float" office:value="0" calcext:value-type="float">
            <text:p>0</text:p>
          </table:table-cell>
          <table:table-cell table:formula="of:=[.D84]/(SUM([.D83:.D91])+SUM([.$C84:.$K84])-[.D84])*100" office:value-type="float" office:value="6.91575536654516" calcext:value-type="float">
            <text:p>6.9157553665</text:p>
          </table:table-cell>
          <table:table-cell table:formula="of:=[.E85]/(SUM([.E83:.E91])+SUM([.$C85:.$K85])-[.E85])*100" office:value-type="float" office:value="0" calcext:value-type="float">
            <text:p>0</text:p>
          </table:table-cell>
          <table:table-cell table:formula="of:=[.F86]/(SUM([.F83:.F91])+SUM([.$C86:.$K86])-[.F86])*100" office:value-type="float" office:value="89.6119162255718" calcext:value-type="float">
            <text:p>89.6119162256</text:p>
          </table:table-cell>
          <table:table-cell table:formula="of:=[.H88]/(SUM([.H83:.H91])+SUM([.$C88:.$K88])-[.H88])*100" office:value-type="float" office:value="73.2314845566257" calcext:value-type="float">
            <text:p>73.2314845566</text:p>
          </table:table-cell>
          <table:table-cell table:formula="of:=[.K91]/(SUM([.K83:.K91])+SUM([.$C91:.$K91])-[.K91])*100" office:value-type="float" office:value="55.8837933050031" calcext:value-type="float">
            <text:p>55.883793305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525" calcext:value-type="float">
            <text:p>47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62243" calcext:value-type="float">
            <text:p>262243</text:p>
          </table:table-cell>
          <table:table-cell office:value-type="float" office:value="0" calcext:value-type="float">
            <text:p>0</text:p>
          </table:table-cell>
          <table:table-cell office:value-type="float" office:value="4401" calcext:value-type="float">
            <text:p>4401</text:p>
          </table:table-cell>
          <table:table-cell office:value-type="float" office:value="0" calcext:value-type="float">
            <text:p>0</text:p>
          </table:table-cell>
          <table:table-cell office:value-type="float" office:value="262243" calcext:value-type="float">
            <text:p>26224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04" calcext:value-type="float">
            <text:p>21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32300" calcext:value-type="float">
            <text:p>13230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300" calcext:value-type="float">
            <text:p>13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35375" calcext:value-type="float">
            <text:p>35375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4483" calcext:value-type="float">
            <text:p>448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75" calcext:value-type="float">
            <text:p>35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47" calcext:value-type="float">
            <text:p>447</text:p>
          </table:table-cell>
          <table:table-cell office:value-type="float" office:value="50479" calcext:value-type="float">
            <text:p>50479</text:p>
          </table:table-cell>
          <table:table-cell office:value-type="float" office:value="256675" calcext:value-type="float">
            <text:p>256675</text:p>
          </table:table-cell>
          <table:table-cell office:value-type="float" office:value="0" calcext:value-type="float">
            <text:p>0</text:p>
          </table:table-cell>
          <table:table-cell office:value-type="float" office:value="130136" calcext:value-type="float">
            <text:p>13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84" calcext:value-type="float">
            <text:p>75284</text:p>
          </table:table-cell>
          <table:table-cell table:formula="of:=SUM([.B93:.B101])/(960*544)*100" office:value-type="float" office:value="80.56640625" calcext:value-type="float">
            <text:p>80.56640625</text:p>
          </table:table-cell>
          <table:table-cell table:formula="of:=AVERAGE([.M93:.R93])" office:value-type="float" office:value="37.1750024352426" calcext:value-type="float">
            <text:p>37.1750024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C93]/(SUM([.C93:.C101])+SUM([.$C93:.$K93])-[.C93])*100" office:value-type="float" office:value="0" calcext:value-type="float">
            <text:p>0</text:p>
          </table:table-cell>
          <table:table-cell table:formula="of:=[.D94]/(SUM([.D93:.D101])+SUM([.$C94:.$K94])-[.D94])*100" office:value-type="float" office:value="5.62365727284216" calcext:value-type="float">
            <text:p>5.6236572728</text:p>
          </table:table-cell>
          <table:table-cell table:formula="of:=[.E95]/(SUM([.E93:.E101])+SUM([.$C95:.$K95])-[.E95])*100" office:value-type="float" office:value="0" calcext:value-type="float">
            <text:p>0</text:p>
          </table:table-cell>
          <table:table-cell table:formula="of:=[.F96]/(SUM([.F93:.F101])+SUM([.$C96:.$K96])-[.F96])*100" office:value-type="float" office:value="85.3497759642999" calcext:value-type="float">
            <text:p>85.3497759643</text:p>
          </table:table-cell>
          <table:table-cell table:formula="of:=[.H98]/(SUM([.H93:.H101])+SUM([.$C98:.$K98])-[.H98])*100" office:value-type="float" office:value="72.9901368477253" calcext:value-type="float">
            <text:p>72.9901368477</text:p>
          </table:table-cell>
          <table:table-cell table:formula="of:=[.K101]/(SUM([.K93:.K101])+SUM([.$C101:.$K101])-[.K101])*100" office:value-type="float" office:value="59.0864445265882" calcext:value-type="float">
            <text:p>59.0864445266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3" calcext:value-type="float">
            <text:p>2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883" calcext:value-type="float">
            <text:p>46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34484" calcext:value-type="float">
            <text:p>234484</text:p>
          </table:table-cell>
          <table:table-cell office:value-type="float" office:value="0" calcext:value-type="float">
            <text:p>0</text:p>
          </table:table-cell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  <table:table-cell office:value-type="float" office:value="234484" calcext:value-type="float">
            <text:p>23448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48" calcext:value-type="float">
            <text:p>18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29875" calcext:value-type="float">
            <text:p>129875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875" calcext:value-type="float">
            <text:p>1298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55946" calcext:value-type="float">
            <text:p>55946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18056" calcext:value-type="float">
            <text:p>18056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46" calcext:value-type="float">
            <text:p>55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9042" calcext:value-type="float">
            <text:p>9042</text:p>
          </table:table-cell>
          <table:table-cell office:value-type="float" office:value="14571" calcext:value-type="float">
            <text:p>14571</text:p>
          </table:table-cell>
          <table:table-cell office:value-type="float" office:value="0" calcext:value-type="float">
            <text:p>0</text:p>
          </table:table-cell>
          <table:table-cell office:value-type="float" office:value="246859" calcext:value-type="float">
            <text:p>246859</text:p>
          </table:table-cell>
          <table:table-cell office:value-type="float" office:value="925" calcext:value-type="float">
            <text:p>925</text:p>
          </table:table-cell>
          <table:table-cell office:value-type="float" office:value="112772" calcext:value-type="float">
            <text:p>112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884" calcext:value-type="float">
            <text:p>122884</text:p>
          </table:table-cell>
          <table:table-cell table:formula="of:=SUM([.B103:.B111])/(960*544)*100" office:value-type="float" office:value="83.0305989583333" calcext:value-type="float">
            <text:p>83.0305989583</text:p>
          </table:table-cell>
          <table:table-cell table:formula="of:=AVERAGE([.M103:.R103])" office:value-type="float" office:value="41.386049949664" calcext:value-type="float">
            <text:p>41.3860499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2" calcext:value-type="float">
            <text:p>8422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3]/(SUM([.C103:.C111])+SUM([.$C103:.$K103])-[.C103])*100" office:value-type="float" office:value="0" calcext:value-type="float">
            <text:p>0</text:p>
          </table:table-cell>
          <table:table-cell table:formula="of:=[.D104]/(SUM([.D103:.D111])+SUM([.$C104:.$K104])-[.D104])*100" office:value-type="float" office:value="11.2419532108651" calcext:value-type="float">
            <text:p>11.2419532109</text:p>
          </table:table-cell>
          <table:table-cell office:value-type="float" office:value="0" calcext:value-type="float">
            <text:p>0</text:p>
          </table:table-cell>
          <table:table-cell table:formula="of:=[.F106]/(SUM([.F103:.F111])+SUM([.$C106:.$K106])-[.F106])*100" office:value-type="float" office:value="80.8420149482801" calcext:value-type="float">
            <text:p>80.8420149483</text:p>
          </table:table-cell>
          <table:table-cell table:formula="of:=[.H108]/(SUM([.H103:.H111])+SUM([.$C108:.$K108])-[.H108])*100" office:value-type="float" office:value="89.1161356628983" calcext:value-type="float">
            <text:p>89.1161356629</text:p>
          </table:table-cell>
          <table:table-cell table:formula="of:=[.K111]/(SUM([.K103:.K111])+SUM([.$C111:.$K111])-[.K111])*100" office:value-type="float" office:value="67.1161958759407" calcext:value-type="float">
            <text:p>67.1161958759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1588" calcext:value-type="float">
            <text:p>11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18596" calcext:value-type="float">
            <text:p>218596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 office:value-type="float" office:value="218596" calcext:value-type="float">
            <text:p>218596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12" calcext:value-type="float">
            <text:p>24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12723" calcext:value-type="float">
            <text:p>1127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723" calcext:value-type="float">
            <text:p>1127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99436" calcext:value-type="float">
            <text:p>99436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22737" calcext:value-type="float">
            <text:p>2273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36" calcext:value-type="float">
            <text:p>99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7277" calcext:value-type="float">
            <text:p>7277</text:p>
          </table:table-cell>
          <table:table-cell office:value-type="float" office:value="3132" calcext:value-type="float">
            <text:p>3132</text:p>
          </table:table-cell>
          <table:table-cell office:value-type="float" office:value="8182" calcext:value-type="float">
            <text:p>8182</text:p>
          </table:table-cell>
          <table:table-cell office:value-type="float" office:value="275014" calcext:value-type="float">
            <text:p>275014</text:p>
          </table:table-cell>
          <table:table-cell office:value-type="float" office:value="0" calcext:value-type="float">
            <text:p>0</text:p>
          </table:table-cell>
          <table:table-cell office:value-type="float" office:value="111947" calcext:value-type="float">
            <text:p>11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456" calcext:value-type="float">
            <text:p>103456</text:p>
          </table:table-cell>
          <table:table-cell table:formula="of:=SUM([.B113:.B121])/(960*544)*100" office:value-type="float" office:value="85.0317861519608" calcext:value-type="float">
            <text:p>85.031786152</text:p>
          </table:table-cell>
          <table:table-cell table:formula="of:=AVERAGE([.M113:.R113])" office:value-type="float" office:value="42.3765565746679" calcext:value-type="float">
            <text:p>42.3765565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2" calcext:value-type="float">
            <text:p>6282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C113]/(SUM([.C113:.C121])+SUM([.$C113:.$K113])-[.C113])*100" office:value-type="float" office:value="0" calcext:value-type="float">
            <text:p>0</text:p>
          </table:table-cell>
          <table:table-cell table:formula="of:=[.D114]/(SUM([.D113:.D121])+SUM([.$C114:.$K114])-[.D114])*100" office:value-type="float" office:value="13.2804152037857" calcext:value-type="float">
            <text:p>13.2804152038</text:p>
          </table:table-cell>
          <table:table-cell table:formula="of:=[.E115]/(SUM([.E113:.E121])+SUM([.$C115:.$K115])-[.E115])*100" office:value-type="float" office:value="0" calcext:value-type="float">
            <text:p>0</text:p>
          </table:table-cell>
          <table:table-cell table:formula="of:=[.F116]/(SUM([.F113:.F121])+SUM([.$C116:.$K116])-[.F116])*100" office:value-type="float" office:value="83.5355466713019" calcext:value-type="float">
            <text:p>83.5355466713</text:p>
          </table:table-cell>
          <table:table-cell table:formula="of:=[.H118]/(SUM([.H113:.H121])+SUM([.$C118:.$K118])-[.H118])*100" office:value-type="float" office:value="89.5854009924764" calcext:value-type="float">
            <text:p>89.5854009925</text:p>
          </table:table-cell>
          <table:table-cell table:formula="of:=[.K121]/(SUM([.K113:.K121])+SUM([.$C121:.$K121])-[.K121])*100" office:value-type="float" office:value="67.8579765804435" calcext:value-type="float">
            <text:p>67.8579765804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50" calcext:value-type="float">
            <text:p>8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40290" calcext:value-type="float">
            <text:p>240290</text:p>
          </table:table-cell>
          <table:table-cell office:value-type="float" office:value="0" calcext:value-type="float">
            <text:p>0</text:p>
          </table:table-cell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  <table:table-cell office:value-type="float" office:value="240290" calcext:value-type="float">
            <text:p>240290</text:p>
          </table:table-cell>
          <table:table-cell office:value-type="float" office:value="0" calcext:value-type="float">
            <text:p>0</text:p>
          </table:table-cell>
          <table:table-cell office:value-type="float" office:value="2598" calcext:value-type="float">
            <text:p>2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25" calcext:value-type="float">
            <text:p>29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11928" calcext:value-type="float">
            <text:p>1119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928" calcext:value-type="float">
            <text:p>1119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90112" calcext:value-type="float">
            <text:p>90112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1832" calcext:value-type="float">
            <text:p>11832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12" calcext:value-type="float">
            <text:p>90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12385" calcext:value-type="float">
            <text:p>12385</text:p>
          </table:table-cell>
          <table:table-cell office:value-type="float" office:value="6392" calcext:value-type="float">
            <text:p>6392</text:p>
          </table:table-cell>
          <table:table-cell office:value-type="float" office:value="10168" calcext:value-type="float">
            <text:p>10168</text:p>
          </table:table-cell>
          <table:table-cell office:value-type="float" office:value="230858" calcext:value-type="float">
            <text:p>230858</text:p>
          </table:table-cell>
          <table:table-cell office:value-type="float" office:value="0" calcext:value-type="float">
            <text:p>0</text:p>
          </table:table-cell>
          <table:table-cell office:value-type="float" office:value="118098" calcext:value-type="float">
            <text:p>118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046" calcext:value-type="float">
            <text:p>132046</text:p>
          </table:table-cell>
          <table:table-cell table:formula="of:=SUM([.B123:.B131])/(960*544)*100" office:value-type="float" office:value="83.9853324142157" calcext:value-type="float">
            <text:p>83.9853324142</text:p>
          </table:table-cell>
          <table:table-cell table:formula="of:=AVERAGE([.M123:.R123])" office:value-type="float" office:value="44.4413818546205" calcext:value-type="float">
            <text:p>44.4413818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6" calcext:value-type="float">
            <text:p>8996</text:p>
          </table:table-cell>
          <table:table-cell office:value-type="float" office:value="0" calcext:value-type="float">
            <text:p>0</text:p>
          </table:table-cell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123]/(SUM([.C123:.C131])+SUM([.$C123:.$K123])-[.C123])*100" office:value-type="float" office:value="0" calcext:value-type="float">
            <text:p>0</text:p>
          </table:table-cell>
          <table:table-cell table:formula="of:=[.D124]/(SUM([.D123:.D131])+SUM([.$C124:.$K124])-[.D124])*100" office:value-type="float" office:value="25.0259725268383" calcext:value-type="float">
            <text:p>25.0259725268</text:p>
          </table:table-cell>
          <table:table-cell table:formula="of:=[.E125]/(SUM([.E123:.E131])+SUM([.$C125:.$K125])-[.E125])*100" office:value-type="float" office:value="0" calcext:value-type="float">
            <text:p>0</text:p>
          </table:table-cell>
          <table:table-cell table:formula="of:=[.F126]/(SUM([.F123:.F131])+SUM([.$C126:.$K126])-[.F126])*100" office:value-type="float" office:value="80.8528050461106" calcext:value-type="float">
            <text:p>80.8528050461</text:p>
          </table:table-cell>
          <table:table-cell table:formula="of:=[.H128]/(SUM([.H123:.H131])+SUM([.$C128:.$K128])-[.H128])*100" office:value-type="float" office:value="90.4836336888562" calcext:value-type="float">
            <text:p>90.4836336889</text:p>
          </table:table-cell>
          <table:table-cell table:formula="of:=[.K131]/(SUM([.K123:.K131])+SUM([.$C131:.$K131])-[.K131])*100" office:value-type="float" office:value="70.2858798659177" calcext:value-type="float">
            <text:p>70.2858798659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4336" calcext:value-type="float">
            <text:p>4336</text:p>
          </table:table-cell>
          <table:table-cell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94" calcext:value-type="float">
            <text:p>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09450" calcext:value-type="float">
            <text:p>209450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209450" calcext:value-type="float">
            <text:p>20945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8" calcext:value-type="float">
            <text:p>19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18092" calcext:value-type="float">
            <text:p>1180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092" calcext:value-type="float">
            <text:p>1180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106727" calcext:value-type="float">
            <text:p>106727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4874" calcext:value-type="float">
            <text:p>2487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27" calcext:value-type="float">
            <text:p>106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1824" calcext:value-type="float">
            <text:p>1824</text:p>
          </table:table-cell>
          <table:table-cell office:value-type="float" office:value="51807" calcext:value-type="float">
            <text:p>51807</text:p>
          </table:table-cell>
          <table:table-cell office:value-type="float" office:value="296224" calcext:value-type="float">
            <text:p>296224</text:p>
          </table:table-cell>
          <table:table-cell office:value-type="float" office:value="0" calcext:value-type="float">
            <text:p>0</text:p>
          </table:table-cell>
          <table:table-cell office:value-type="float" office:value="129090" calcext:value-type="float">
            <text:p>129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32" calcext:value-type="float">
            <text:p>33632</text:p>
          </table:table-cell>
          <table:table-cell table:formula="of:=SUM([.B133:.B141])/(960*544)*100" office:value-type="float" office:value="75.9352022058824" calcext:value-type="float">
            <text:p>75.9352022059</text:p>
          </table:table-cell>
          <table:table-cell table:formula="of:=AVERAGE([.M133:.R133])" office:value-type="float" office:value="31.3468633514781" calcext:value-type="float">
            <text:p>31.34686335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3]/(SUM([.C133:.C141])+SUM([.$C133:.$K133])-[.C133])*100" office:value-type="float" office:value="0" calcext:value-type="float">
            <text:p>0</text:p>
          </table:table-cell>
          <table:table-cell table:formula="of:=[.D134]/(SUM([.D133:.D141])+SUM([.$C134:.$K134])-[.D134])*100" office:value-type="float" office:value="11.9095838505259" calcext:value-type="float">
            <text:p>11.9095838505</text:p>
          </table:table-cell>
          <table:table-cell table:formula="of:=[.E135]/(SUM([.E133:.E141])+SUM([.$C135:.$K135])-[.E135])*100" office:value-type="float" office:value="0" calcext:value-type="float">
            <text:p>0</text:p>
          </table:table-cell>
          <table:table-cell table:formula="of:=[.F136]/(SUM([.F133:.F141])+SUM([.$C136:.$K136])-[.F136])*100" office:value-type="float" office:value="80.3836765876998" calcext:value-type="float">
            <text:p>80.3836765877</text:p>
          </table:table-cell>
          <table:table-cell table:formula="of:=[.H138]/(SUM([.H133:.H141])+SUM([.$C138:.$K138])-[.H138])*100" office:value-type="float" office:value="70.8926554923278" calcext:value-type="float">
            <text:p>70.8926554923</text:p>
          </table:table-cell>
          <table:table-cell table:formula="of:=[.K141]/(SUM([.K133:.K141])+SUM([.$C141:.$K141])-[.K141])*100" office:value-type="float" office:value="24.8952641783153" calcext:value-type="float">
            <text:p>24.8952641783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340" calcext:value-type="float">
            <text:p>49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48310" calcext:value-type="float">
            <text:p>248310</text:p>
          </table:table-cell>
          <table:table-cell office:value-type="float" office:value="0" calcext:value-type="float">
            <text:p>0</text:p>
          </table:table-cell>
          <table:table-cell office:value-type="float" office:value="7741" calcext:value-type="float">
            <text:p>7741</text:p>
          </table:table-cell>
          <table:table-cell office:value-type="float" office:value="0" calcext:value-type="float">
            <text:p>0</text:p>
          </table:table-cell>
          <table:table-cell office:value-type="float" office:value="248310" calcext:value-type="float">
            <text:p>24831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99" calcext:value-type="float">
            <text:p>39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28069" calcext:value-type="float">
            <text:p>128069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69" calcext:value-type="float">
            <text:p>1280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18362" calcext:value-type="float">
            <text:p>18362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2679" calcext:value-type="float">
            <text:p>12679</text:p>
          </table:table-cell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62" calcext:value-type="float">
            <text:p>18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2207" calcext:value-type="float">
            <text:p>2207</text:p>
          </table:table-cell>
          <table:table-cell office:value-type="float" office:value="10081" calcext:value-type="float">
            <text:p>10081</text:p>
          </table:table-cell>
          <table:table-cell office:value-type="float" office:value="232410" calcext:value-type="float">
            <text:p>232410</text:p>
          </table:table-cell>
          <table:table-cell office:value-type="float" office:value="0" calcext:value-type="float">
            <text:p>0</text:p>
          </table:table-cell>
          <table:table-cell office:value-type="float" office:value="117946" calcext:value-type="float">
            <text:p>117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75" calcext:value-type="float">
            <text:p>143575</text:p>
          </table:table-cell>
          <table:table-cell table:formula="of:=SUM([.B143:.B151])/(960*544)*100" office:value-type="float" office:value="84.6850107230392" calcext:value-type="float">
            <text:p>84.685010723</text:p>
          </table:table-cell>
          <table:table-cell table:formula="of:=AVERAGE([.M143:.R143])" office:value-type="float" office:value="41.9453667191544" calcext:value-type="float">
            <text:p>41.9453667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143]/(SUM([.C143:.C151])+SUM([.$C143:.$K143])-[.C143])*100" office:value-type="float" office:value="0" calcext:value-type="float">
            <text:p>0</text:p>
          </table:table-cell>
          <table:table-cell table:formula="of:=[.D144]/(SUM([.D143:.D151])+SUM([.$C144:.$K144])-[.D144])*100" office:value-type="float" office:value="11.4422265954456" calcext:value-type="float">
            <text:p>11.4422265954</text:p>
          </table:table-cell>
          <table:table-cell table:formula="of:=[.E145]/(SUM([.E143:.E151])+SUM([.$C145:.$K145])-[.E145])*100" office:value-type="float" office:value="0" calcext:value-type="float">
            <text:p>0</text:p>
          </table:table-cell>
          <table:table-cell table:formula="of:=[.F146]/(SUM([.F143:.F151])+SUM([.$C146:.$K146])-[.F146])*100" office:value-type="float" office:value="79.6103911012134" calcext:value-type="float">
            <text:p>79.6103911012</text:p>
          </table:table-cell>
          <table:table-cell table:formula="of:=[.H148]/(SUM([.H143:.H151])+SUM([.$C148:.$K148])-[.H148])*100" office:value-type="float" office:value="90.2999479150709" calcext:value-type="float">
            <text:p>90.2999479151</text:p>
          </table:table-cell>
          <table:table-cell table:formula="of:=[.K151]/(SUM([.K143:.K151])+SUM([.$C151:.$K151])-[.K151])*100" office:value-type="float" office:value="70.3196347031963" calcext:value-type="float">
            <text:p>70.3196347032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93" calcext:value-type="float">
            <text:p>9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08053" calcext:value-type="float">
            <text:p>208053</text:p>
          </table:table-cell>
          <table:table-cell office:value-type="float" office:value="0" calcext:value-type="float">
            <text:p>0</text:p>
          </table:table-cell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  <table:table-cell office:value-type="float" office:value="208053" calcext:value-type="float">
            <text:p>208053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63" calcext:value-type="float">
            <text:p>20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17892" calcext:value-type="float">
            <text:p>11789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892" calcext:value-type="float">
            <text:p>1178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115500" calcext:value-type="float">
            <text:p>1155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7942" calcext:value-type="float">
            <text:p>2794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00" calcext:value-type="float">
            <text:p>115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11617" calcext:value-type="float">
            <text:p>11617</text:p>
          </table:table-cell>
          <table:table-cell office:value-type="float" office:value="12948" calcext:value-type="float">
            <text:p>12948</text:p>
          </table:table-cell>
          <table:table-cell office:value-type="float" office:value="10275" calcext:value-type="float">
            <text:p>10275</text:p>
          </table:table-cell>
          <table:table-cell office:value-type="float" office:value="280456" calcext:value-type="float">
            <text:p>280456</text:p>
          </table:table-cell>
          <table:table-cell office:value-type="float" office:value="0" calcext:value-type="float">
            <text:p>0</text:p>
          </table:table-cell>
          <table:table-cell office:value-type="float" office:value="157210" calcext:value-type="float">
            <text:p>157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52" calcext:value-type="float">
            <text:p>40452</text:p>
          </table:table-cell>
          <table:table-cell table:formula="of:=SUM([.B153:.B161])/(960*544)*100" office:value-type="float" office:value="86.7474724264706" calcext:value-type="float">
            <text:p>86.7474724265</text:p>
          </table:table-cell>
          <table:table-cell table:formula="of:=AVERAGE([.M153:.R153])" office:value-type="float" office:value="46.0180424209098" calcext:value-type="float">
            <text:p>46.0180424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75" calcext:value-type="float">
            <text:p>827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[.C153]/(SUM([.C153:.C161])+SUM([.$C153:.$K153])-[.C153])*100" office:value-type="float" office:value="0" calcext:value-type="float">
            <text:p>0</text:p>
          </table:table-cell>
          <table:table-cell table:formula="of:=[.D154]/(SUM([.D153:.D161])+SUM([.$C154:.$K154])-[.D154])*100" office:value-type="float" office:value="51.1240950082561" calcext:value-type="float">
            <text:p>51.1240950083</text:p>
          </table:table-cell>
          <table:table-cell table:formula="of:=[.E155]/(SUM([.E153:.E161])+SUM([.$C155:.$K155])-[.E155])*100" office:value-type="float" office:value="0" calcext:value-type="float">
            <text:p>0</text:p>
          </table:table-cell>
          <table:table-cell table:formula="of:=[.F156]/(SUM([.F153:.F161])+SUM([.$C156:.$K156])-[.F156])*100" office:value-type="float" office:value="86.6873223306133" calcext:value-type="float">
            <text:p>86.6873223306</text:p>
          </table:table-cell>
          <table:table-cell table:formula="of:=[.H158]/(SUM([.H153:.H161])+SUM([.$C158:.$K158])-[.H158])*100" office:value-type="float" office:value="94.1426711387651" calcext:value-type="float">
            <text:p>94.1426711388</text:p>
          </table:table-cell>
          <table:table-cell table:formula="of:=[.K161]/(SUM([.K153:.K161])+SUM([.$C161:.$K161])-[.K161])*100" office:value-type="float" office:value="44.1541660478242" calcext:value-type="float">
            <text:p>44.1541660478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12075" calcext:value-type="float">
            <text:p>12075</text:p>
          </table:table-cell>
          <table:table-cell office:value-type="float" office:value="0" calcext:value-type="float">
            <text:p>0</text:p>
          </table:table-cell>
          <table:table-cell office:value-type="float" office:value="12075" calcext:value-type="float">
            <text:p>12075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7943" calcext:value-type="float">
            <text:p>7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54325" calcext:value-type="float">
            <text:p>254325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office:value-type="float" office:value="254325" calcext:value-type="float">
            <text:p>2543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14" calcext:value-type="float">
            <text:p>24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56901" calcext:value-type="float">
            <text:p>15690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901" calcext:value-type="float">
            <text:p>1569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29729" calcext:value-type="float">
            <text:p>2972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0485" calcext:value-type="float">
            <text:p>104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729" calcext:value-type="float">
            <text:p>29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486" calcext:value-type="float">
            <text:p>1486</text:p>
          </table:table-cell>
          <table:table-cell office:value-type="float" office:value="52070" calcext:value-type="float">
            <text:p>52070</text:p>
          </table:table-cell>
          <table:table-cell office:value-type="float" office:value="287600" calcext:value-type="float">
            <text:p>287600</text:p>
          </table:table-cell>
          <table:table-cell office:value-type="float" office:value="0" calcext:value-type="float">
            <text:p>0</text:p>
          </table:table-cell>
          <table:table-cell office:value-type="float" office:value="128174" calcext:value-type="float">
            <text:p>12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32" calcext:value-type="float">
            <text:p>42132</text:p>
          </table:table-cell>
          <table:table-cell table:formula="of:=SUM([.B163:.B171])/(960*544)*100" office:value-type="float" office:value="71.2630208333333" calcext:value-type="float">
            <text:p>71.2630208333</text:p>
          </table:table-cell>
          <table:table-cell table:formula="of:=AVERAGE([.M163:.R163])" office:value-type="float" office:value="28.8199601055086" calcext:value-type="float">
            <text:p>28.8199601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163]/(SUM([.C163:.C171])+SUM([.$C163:.$K163])-[.C163])*100" office:value-type="float" office:value="0" calcext:value-type="float">
            <text:p>0</text:p>
          </table:table-cell>
          <table:table-cell table:formula="of:=[.D164]/(SUM([.D163:.D171])+SUM([.$C164:.$K164])-[.D164])*100" office:value-type="float" office:value="8.86144578313253" calcext:value-type="float">
            <text:p>8.8614457831</text:p>
          </table:table-cell>
          <table:table-cell table:formula="of:=[.E165]/(SUM([.E163:.E171])+SUM([.$C165:.$K165])-[.E165])*100" office:value-type="float" office:value="0" calcext:value-type="float">
            <text:p>0</text:p>
          </table:table-cell>
          <table:table-cell table:formula="of:=[.F166]/(SUM([.F163:.F171])+SUM([.$C166:.$K166])-[.F166])*100" office:value-type="float" office:value="73.3203874532663" calcext:value-type="float">
            <text:p>73.3203874533</text:p>
          </table:table-cell>
          <table:table-cell table:formula="of:=[.H168]/(SUM([.H163:.H171])+SUM([.$C168:.$K168])-[.H168])*100" office:value-type="float" office:value="67.5062865162865" calcext:value-type="float">
            <text:p>67.5062865163</text:p>
          </table:table-cell>
          <table:table-cell table:formula="of:=[.K171]/(SUM([.K163:.K171])+SUM([.$C171:.$K171])-[.K171])*100" office:value-type="float" office:value="23.2316408803661" calcext:value-type="float">
            <text:p>23.2316408804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275" calcext:value-type="float">
            <text:p>50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22391" calcext:value-type="float">
            <text:p>222391</text:p>
          </table:table-cell>
          <table:table-cell office:value-type="float" office:value="0" calcext:value-type="float">
            <text:p>0</text:p>
          </table:table-cell>
          <table:table-cell office:value-type="float" office:value="9594" calcext:value-type="float">
            <text:p>9594</text:p>
          </table:table-cell>
          <table:table-cell office:value-type="float" office:value="0" calcext:value-type="float">
            <text:p>0</text:p>
          </table:table-cell>
          <table:table-cell office:value-type="float" office:value="222391" calcext:value-type="float">
            <text:p>222391</text:p>
          </table:table-cell>
          <table:table-cell office:value-type="float" office:value="0" calcext:value-type="float">
            <text:p>0</text:p>
          </table:table-cell>
          <table:table-cell office:value-type="float" office:value="6468" calcext:value-type="float">
            <text:p>6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47" calcext:value-type="float">
            <text:p>49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26980" calcext:value-type="float">
            <text:p>12698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980" calcext:value-type="float">
            <text:p>1269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21322" calcext:value-type="float">
            <text:p>21322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15714" calcext:value-type="float">
            <text:p>15714</text:p>
          </table:table-cell>
          <table:table-cell office:value-type="float" office:value="0" calcext:value-type="float">
            <text:p>0</text:p>
          </table:table-cell>
          <table:table-cell office:value-type="float" office:value="3164" calcext:value-type="float">
            <text:p>3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22" calcext:value-type="float">
            <text:p>21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874" calcext:value-type="float">
            <text:p>874</text:p>
          </table:table-cell>
          <table:table-cell office:value-type="float" office:value="49705" calcext:value-type="float">
            <text:p>49705</text:p>
          </table:table-cell>
          <table:table-cell office:value-type="float" office:value="256933" calcext:value-type="float">
            <text:p>256933</text:p>
          </table:table-cell>
          <table:table-cell office:value-type="float" office:value="0" calcext:value-type="float">
            <text:p>0</text:p>
          </table:table-cell>
          <table:table-cell office:value-type="float" office:value="83229" calcext:value-type="float">
            <text:p>83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811" calcext:value-type="float">
            <text:p>117811</text:p>
          </table:table-cell>
          <table:table-cell table:formula="of:=SUM([.B173:.B181])/(960*544)*100" office:value-type="float" office:value="75.8825444240196" calcext:value-type="float">
            <text:p>75.882544424</text:p>
          </table:table-cell>
          <table:table-cell table:formula="of:=AVERAGE([.M173:.R173])" office:value-type="float" office:value="35.9884478556476" calcext:value-type="float">
            <text:p>35.9884478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173]/(SUM([.C173:.C181])+SUM([.$C173:.$K173])-[.C173])*100" office:value-type="float" office:value="0" calcext:value-type="float">
            <text:p>0</text:p>
          </table:table-cell>
          <table:table-cell table:formula="of:=[.D174]/(SUM([.D173:.D181])+SUM([.$C174:.$K174])-[.D174])*100" office:value-type="float" office:value="15.0328058664608" calcext:value-type="float">
            <text:p>15.0328058665</text:p>
          </table:table-cell>
          <table:table-cell table:formula="of:=[.E175]/(SUM([.E173:.E181])+SUM([.$C175:.$K175])-[.E175])*100" office:value-type="float" office:value="0" calcext:value-type="float">
            <text:p>0</text:p>
          </table:table-cell>
          <table:table-cell table:formula="of:=[.F176]/(SUM([.F173:.F181])+SUM([.$C176:.$K176])-[.F176])*100" office:value-type="float" office:value="79.14327468457" calcext:value-type="float">
            <text:p>79.1432746846</text:p>
          </table:table-cell>
          <table:table-cell table:formula="of:=[.H178]/(SUM([.H173:.H181])+SUM([.$C178:.$K178])-[.H178])*100" office:value-type="float" office:value="59.8968743663277" calcext:value-type="float">
            <text:p>59.8968743663</text:p>
          </table:table-cell>
          <table:table-cell table:formula="of:=[.K181]/(SUM([.K173:.K181])+SUM([.$C181:.$K181])-[.K181])*100" office:value-type="float" office:value="61.8577322165271" calcext:value-type="float">
            <text:p>61.8577322165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8978" calcext:value-type="float">
            <text:p>489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18790" calcext:value-type="float">
            <text:p>218790</text:p>
          </table:table-cell>
          <table:table-cell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18790" calcext:value-type="float">
            <text:p>21879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70" calcext:value-type="float">
            <text:p>341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82708" calcext:value-type="float">
            <text:p>82708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708" calcext:value-type="float">
            <text:p>827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94012" calcext:value-type="float">
            <text:p>94012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9401" calcext:value-type="float">
            <text:p>19401</text:p>
          </table:table-cell>
          <table:table-cell office:value-type="float" office:value="0" calcext:value-type="float">
            <text:p>0</text:p>
          </table:table-cell>
          <table:table-cell office:value-type="float" office:value="3702" calcext:value-type="float">
            <text:p>3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012" calcext:value-type="float">
            <text:p>94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756" calcext:value-type="float">
            <text:p>756</text:p>
          </table:table-cell>
          <table:table-cell office:value-type="float" office:value="10848" calcext:value-type="float">
            <text:p>10848</text:p>
          </table:table-cell>
          <table:table-cell office:value-type="float" office:value="227256" calcext:value-type="float">
            <text:p>227256</text:p>
          </table:table-cell>
          <table:table-cell office:value-type="float" office:value="0" calcext:value-type="float">
            <text:p>0</text:p>
          </table:table-cell>
          <table:table-cell office:value-type="float" office:value="116502" calcext:value-type="float">
            <text:p>116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940" calcext:value-type="float">
            <text:p>151940</text:p>
          </table:table-cell>
          <table:table-cell table:formula="of:=SUM([.B183:.B191])/(960*544)*100" office:value-type="float" office:value="84.545228247549" calcext:value-type="float">
            <text:p>84.5452282475</text:p>
          </table:table-cell>
          <table:table-cell table:formula="of:=AVERAGE([.M183:.R183])" office:value-type="float" office:value="41.3562791629711" calcext:value-type="float">
            <text:p>41.356279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183]/(SUM([.C183:.C191])+SUM([.$C183:.$K183])-[.C183])*100" office:value-type="float" office:value="0" calcext:value-type="float">
            <text:p>0</text:p>
          </table:table-cell>
          <table:table-cell table:formula="of:=[.D184]/(SUM([.D183:.D191])+SUM([.$C184:.$K184])-[.D184])*100" office:value-type="float" office:value="8.01100501699304" calcext:value-type="float">
            <text:p>8.011005017</text:p>
          </table:table-cell>
          <table:table-cell table:formula="of:=[.E185]/(SUM([.E183:.E191])+SUM([.$C185:.$K185])-[.E185])*100" office:value-type="float" office:value="0" calcext:value-type="float">
            <text:p>0</text:p>
          </table:table-cell>
          <table:table-cell table:formula="of:=[.F186]/(SUM([.F183:.F191])+SUM([.$C186:.$K186])-[.F186])*100" office:value-type="float" office:value="79.3539470227421" calcext:value-type="float">
            <text:p>79.3539470227</text:p>
          </table:table-cell>
          <table:table-cell table:formula="of:=[.H188]/(SUM([.H183:.H191])+SUM([.$C188:.$K188])-[.H188])*100" office:value-type="float" office:value="91.1704842573312" calcext:value-type="float">
            <text:p>91.1704842573</text:p>
          </table:table-cell>
          <table:table-cell table:formula="of:=[.K191]/(SUM([.K183:.K191])+SUM([.$C191:.$K191])-[.K191])*100" office:value-type="float" office:value="69.6022386807603" calcext:value-type="float">
            <text:p>69.6022386808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124" calcext:value-type="float">
            <text:p>1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08416" calcext:value-type="float">
            <text:p>208416</text:p>
          </table:table-cell>
          <table:table-cell office:value-type="float" office:value="0" calcext:value-type="float">
            <text:p>0</text:p>
          </table:table-cell>
          <table:table-cell office:value-type="float" office:value="3725" calcext:value-type="float">
            <text:p>3725</text:p>
          </table:table-cell>
          <table:table-cell office:value-type="float" office:value="0" calcext:value-type="float">
            <text:p>0</text:p>
          </table:table-cell>
          <table:table-cell office:value-type="float" office:value="208416" calcext:value-type="float">
            <text:p>20841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5" calcext:value-type="float">
            <text:p>14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16463" calcext:value-type="float">
            <text:p>11646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463" calcext:value-type="float">
            <text:p>1164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116155" calcext:value-type="float">
            <text:p>116155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5191" calcext:value-type="float">
            <text:p>351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55" calcext:value-type="float">
            <text:p>116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float" office:value="1399" calcext:value-type="float">
            <text:p>1399</text:p>
          </table:table-cell>
          <table:table-cell office:value-type="float" office:value="10372" calcext:value-type="float">
            <text:p>10372</text:p>
          </table:table-cell>
          <table:table-cell office:value-type="float" office:value="240568" calcext:value-type="float">
            <text:p>240568</text:p>
          </table:table-cell>
          <table:table-cell office:value-type="float" office:value="0" calcext:value-type="float">
            <text:p>0</text:p>
          </table:table-cell>
          <table:table-cell office:value-type="float" office:value="158999" calcext:value-type="float">
            <text:p>15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06" calcext:value-type="float">
            <text:p>100206</text:p>
          </table:table-cell>
          <table:table-cell table:formula="of:=SUM([.B193:.B201])/(960*544)*100" office:value-type="float" office:value="87.0195695465686" calcext:value-type="float">
            <text:p>87.0195695466</text:p>
          </table:table-cell>
          <table:table-cell table:formula="of:=AVERAGE([.M193:.R193])" office:value-type="float" office:value="42.5832002602999" calcext:value-type="float">
            <text:p>42.5832002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193]/(SUM([.C193:.C201])+SUM([.$C193:.$K193])-[.C193])*100" office:value-type="float" office:value="0" calcext:value-type="float">
            <text:p>0</text:p>
          </table:table-cell>
          <table:table-cell table:formula="of:=[.D194]/(SUM([.D193:.D201])+SUM([.$C194:.$K194])-[.D194])*100" office:value-type="float" office:value="17.703410397241" calcext:value-type="float">
            <text:p>17.7034103972</text:p>
          </table:table-cell>
          <table:table-cell table:formula="of:=[.E195]/(SUM([.E193:.E201])+SUM([.$C195:.$K195])-[.E195])*100" office:value-type="float" office:value="0" calcext:value-type="float">
            <text:p>0</text:p>
          </table:table-cell>
          <table:table-cell table:formula="of:=[.F196]/(SUM([.F193:.F201])+SUM([.$C196:.$K196])-[.F196])*100" office:value-type="float" office:value="83.1737316215291" calcext:value-type="float">
            <text:p>83.1737316215</text:p>
          </table:table-cell>
          <table:table-cell table:formula="of:=[.H198]/(SUM([.H193:.H201])+SUM([.$C198:.$K198])-[.H198])*100" office:value-type="float" office:value="94.63906803823" calcext:value-type="float">
            <text:p>94.6390680382</text:p>
          </table:table-cell>
          <table:table-cell table:formula="of:=[.K201]/(SUM([.K193:.K201])+SUM([.$C201:.$K201])-[.K201])*100" office:value-type="float" office:value="59.9829915047995" calcext:value-type="float">
            <text:p>59.9829915048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7977" calcext:value-type="float">
            <text:p>7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28430" calcext:value-type="float">
            <text:p>228430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28430" calcext:value-type="float">
            <text:p>22843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95" calcext:value-type="float">
            <text:p>9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58334" calcext:value-type="float">
            <text:p>15833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334" calcext:value-type="float">
            <text:p>1583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66301" calcext:value-type="float">
            <text:p>6630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3735" calcext:value-type="float">
            <text:p>337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301" calcext:value-type="float">
            <text:p>66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4223" calcext:value-type="float">
            <text:p>4223</text:p>
          </table:table-cell>
          <table:table-cell office:value-type="float" office:value="7219" calcext:value-type="float">
            <text:p>7219</text:p>
          </table:table-cell>
          <table:table-cell office:value-type="float" office:value="0" calcext:value-type="float">
            <text:p>0</text:p>
          </table:table-cell>
          <table:table-cell office:value-type="float" office:value="313129" calcext:value-type="float">
            <text:p>313129</text:p>
          </table:table-cell>
          <table:table-cell office:value-type="float" office:value="0" calcext:value-type="float">
            <text:p>0</text:p>
          </table:table-cell>
          <table:table-cell office:value-type="float" office:value="160363" calcext:value-type="float">
            <text:p>160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22" calcext:value-type="float">
            <text:p>28822</text:p>
          </table:table-cell>
          <table:table-cell table:formula="of:=SUM([.B203:.B211])/(960*544)*100" office:value-type="float" office:value="87.9275811887255" calcext:value-type="float">
            <text:p>87.9275811887</text:p>
          </table:table-cell>
          <table:table-cell table:formula="of:=AVERAGE([.M203:.R203])" office:value-type="float" office:value="44.0810764456253" calcext:value-type="float">
            <text:p>44.0810764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203]/(SUM([.C203:.C211])+SUM([.$C203:.$K203])-[.C203])*100" office:value-type="float" office:value="0" calcext:value-type="float">
            <text:p>0</text:p>
          </table:table-cell>
          <table:table-cell table:formula="of:=[.D204]/(SUM([.D203:.D211])+SUM([.$C204:.$K204])-[.D204])*100" office:value-type="float" office:value="47.7116864940518" calcext:value-type="float">
            <text:p>47.7116864941</text:p>
          </table:table-cell>
          <table:table-cell office:value-type="float" office:value="0" calcext:value-type="float">
            <text:p>0</text:p>
          </table:table-cell>
          <table:table-cell table:formula="of:=[.F206]/(SUM([.F203:.F211])+SUM([.$C206:.$K206])-[.F206])*100" office:value-type="float" office:value="84.3493066922541" calcext:value-type="float">
            <text:p>84.3493066923</text:p>
          </table:table-cell>
          <table:table-cell table:formula="of:=[.H208]/(SUM([.H203:.H211])+SUM([.$C208:.$K208])-[.H208])*100" office:value-type="float" office:value="94.4068896360526" calcext:value-type="float">
            <text:p>94.4068896361</text:p>
          </table:table-cell>
          <table:table-cell table:formula="of:=[.K211]/(SUM([.K203:.K211])+SUM([.$C211:.$K211])-[.K211])*100" office:value-type="float" office:value="38.0185758513932" calcext:value-type="float">
            <text:p>38.0185758514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68995" calcext:value-type="float">
            <text:p>268995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office:value-type="float" office:value="0" calcext:value-type="float">
            <text:p>0</text:p>
          </table:table-cell>
          <table:table-cell office:value-type="float" office:value="268995" calcext:value-type="float">
            <text:p>268995</text:p>
          </table:table-cell>
          <table:table-cell office:value-type="float" office:value="0" calcext:value-type="float">
            <text:p>0</text:p>
          </table:table-cell>
          <table:table-cell office:value-type="float" office:value="8601" calcext:value-type="float">
            <text:p>8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35" calcext:value-type="float">
            <text:p>32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60048" calcext:value-type="float">
            <text:p>160048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48" calcext:value-type="float">
            <text:p>160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23332" calcext:value-type="float">
            <text:p>2333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329" calcext:value-type="float">
            <text:p>53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332" calcext:value-type="float">
            <text:p>23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2825" calcext:value-type="float">
            <text:p>2825</text:p>
          </table:table-cell>
          <table:table-cell office:value-type="float" office:value="2793" calcext:value-type="float">
            <text:p>2793</text:p>
          </table:table-cell>
          <table:table-cell office:value-type="float" office:value="52152" calcext:value-type="float">
            <text:p>52152</text:p>
          </table:table-cell>
          <table:table-cell office:value-type="float" office:value="295525" calcext:value-type="float">
            <text:p>295525</text:p>
          </table:table-cell>
          <table:table-cell office:value-type="float" office:value="0" calcext:value-type="float">
            <text:p>0</text:p>
          </table:table-cell>
          <table:table-cell office:value-type="float" office:value="126399" calcext:value-type="float">
            <text:p>126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78" calcext:value-type="float">
            <text:p>34378</text:p>
          </table:table-cell>
          <table:table-cell table:formula="of:=SUM([.B213:.B221])/(960*544)*100" office:value-type="float" office:value="74.5946308210784" calcext:value-type="float">
            <text:p>74.5946308211</text:p>
          </table:table-cell>
          <table:table-cell table:formula="of:=AVERAGE([.M213:.R213])" office:value-type="float" office:value="31.8577482330146" calcext:value-type="float">
            <text:p>31.857748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213]/(SUM([.C213:.C221])+SUM([.$C213:.$K213])-[.C213])*100" office:value-type="float" office:value="0" calcext:value-type="float">
            <text:p>0</text:p>
          </table:table-cell>
          <table:table-cell table:formula="of:=[.D214]/(SUM([.D213:.D221])+SUM([.$C214:.$K214])-[.D214])*100" office:value-type="float" office:value="16.1340743313651" calcext:value-type="float">
            <text:p>16.1340743314</text:p>
          </table:table-cell>
          <table:table-cell table:formula="of:=[.E215]/(SUM([.E213:.E221])+SUM([.$C215:.$K215])-[.E215])*100" office:value-type="float" office:value="0" calcext:value-type="float">
            <text:p>0</text:p>
          </table:table-cell>
          <table:table-cell table:formula="of:=[.F216]/(SUM([.F213:.F221])+SUM([.$C216:.$K216])-[.F216])*100" office:value-type="float" office:value="78.6458967315316" calcext:value-type="float">
            <text:p>78.6458967315</text:p>
          </table:table-cell>
          <table:table-cell table:formula="of:=[.H218]/(SUM([.H213:.H221])+SUM([.$C218:.$K218])-[.H218])*100" office:value-type="float" office:value="68.7479505956935" calcext:value-type="float">
            <text:p>68.7479505957</text:p>
          </table:table-cell>
          <table:table-cell table:formula="of:=[.K221]/(SUM([.K213:.K221])+SUM([.$C221:.$K221])-[.K221])*100" office:value-type="float" office:value="27.6185677394974" calcext:value-type="float">
            <text:p>27.6185677395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86" calcext:value-type="float">
            <text:p>49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39056" calcext:value-type="float">
            <text:p>239056</text:p>
          </table:table-cell>
          <table:table-cell office:value-type="float" office:value="0" calcext:value-type="float">
            <text:p>0</text:p>
          </table:table-cell>
          <table:table-cell office:value-type="float" office:value="7510" calcext:value-type="float">
            <text:p>7510</text:p>
          </table:table-cell>
          <table:table-cell office:value-type="float" office:value="0" calcext:value-type="float">
            <text:p>0</text:p>
          </table:table-cell>
          <table:table-cell office:value-type="float" office:value="239056" calcext:value-type="float">
            <text:p>239056</text:p>
          </table:table-cell>
          <table:table-cell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44" calcext:value-type="float">
            <text:p>44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25795" calcext:value-type="float">
            <text:p>125795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795" calcext:value-type="float">
            <text:p>1257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21925" calcext:value-type="float">
            <text:p>21925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8403" calcext:value-type="float">
            <text:p>8403</text:p>
          </table:table-cell>
          <table:table-cell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25" calcext:value-type="float">
            <text:p>21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office:value-type="float" office:value="6892" calcext:value-type="float">
            <text:p>6892</text:p>
          </table:table-cell>
          <table:table-cell office:value-type="float" office:value="49334" calcext:value-type="float">
            <text:p>49334</text:p>
          </table:table-cell>
          <table:table-cell office:value-type="float" office:value="268204" calcext:value-type="float">
            <text:p>268204</text:p>
          </table:table-cell>
          <table:table-cell office:value-type="float" office:value="0" calcext:value-type="float">
            <text:p>0</text:p>
          </table:table-cell>
          <table:table-cell office:value-type="float" office:value="123537" calcext:value-type="float">
            <text:p>123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55" calcext:value-type="float">
            <text:p>61555</text:p>
          </table:table-cell>
          <table:table-cell table:formula="of:=SUM([.B223:.B231])/(960*544)*100" office:value-type="float" office:value="75.6922104779412" calcext:value-type="float">
            <text:p>75.6922104779</text:p>
          </table:table-cell>
          <table:table-cell table:formula="of:=AVERAGE([.M223:.R223])" office:value-type="float" office:value="37.701608146243" calcext:value-type="float">
            <text:p>37.7016081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C223]/(SUM([.C223:.C231])+SUM([.$C223:.$K223])-[.C223])*100" office:value-type="float" office:value="0" calcext:value-type="float">
            <text:p>0</text:p>
          </table:table-cell>
          <table:table-cell table:formula="of:=[.D224]/(SUM([.D223:.D231])+SUM([.$C224:.$K224])-[.D224])*100" office:value-type="float" office:value="36.9152086137281" calcext:value-type="float">
            <text:p>36.9152086137</text:p>
          </table:table-cell>
          <table:table-cell table:formula="of:=[.E225]/(SUM([.E223:.E231])+SUM([.$C225:.$K225])-[.E225])*100" office:value-type="float" office:value="0" calcext:value-type="float">
            <text:p>0</text:p>
          </table:table-cell>
          <table:table-cell table:formula="of:=[.F226]/(SUM([.F223:.F231])+SUM([.$C226:.$K226])-[.F226])*100" office:value-type="float" office:value="79.2530235095794" calcext:value-type="float">
            <text:p>79.2530235096</text:p>
          </table:table-cell>
          <table:table-cell table:formula="of:=[.H228]/(SUM([.H223:.H231])+SUM([.$C228:.$K228])-[.H228])*100" office:value-type="float" office:value="68.5781324891599" calcext:value-type="float">
            <text:p>68.5781324892</text:p>
          </table:table-cell>
          <table:table-cell table:formula="of:=[.K231]/(SUM([.K223:.K231])+SUM([.$C231:.$K231])-[.K231])*100" office:value-type="float" office:value="41.4632842649904" calcext:value-type="float">
            <text:p>41.463284265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6857" calcext:value-type="float">
            <text:p>6857</text:p>
          </table:table-cell>
          <table:table-cell office:value-type="float" office:value="0" calcext:value-type="float">
            <text:p>0</text:p>
          </table:table-cell>
          <table:table-cell office:value-type="float" office:value="6857" calcext:value-type="float">
            <text:p>685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71" calcext:value-type="float">
            <text:p>48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26605" calcext:value-type="float">
            <text:p>226605</text:p>
          </table:table-cell>
          <table:table-cell office:value-type="float" office:value="0" calcext:value-type="float">
            <text:p>0</text:p>
          </table:table-cell>
          <table:table-cell office:value-type="float" office:value="7005" calcext:value-type="float">
            <text:p>7005</text:p>
          </table:table-cell>
          <table:table-cell office:value-type="float" office:value="0" calcext:value-type="float">
            <text:p>0</text:p>
          </table:table-cell>
          <table:table-cell office:value-type="float" office:value="226605" calcext:value-type="float">
            <text:p>226605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83" calcext:value-type="float">
            <text:p>31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23047" calcext:value-type="float">
            <text:p>12304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047" calcext:value-type="float">
            <text:p>1230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38786" calcext:value-type="float">
            <text:p>38786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float" office:value="17695" calcext:value-type="float">
            <text:p>17695</text:p>
          </table:table-cell>
          <table:table-cell office:value-type="float" office:value="0" calcext:value-type="float">
            <text:p>0</text:p>
          </table:table-cell>
          <table:table-cell office:value-type="float" office:value="3805" calcext:value-type="float">
            <text:p>3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86" calcext:value-type="float">
            <text:p>387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1042" calcext:value-type="float">
            <text:p>1042</text:p>
          </table:table-cell>
          <table:table-cell office:value-type="float" office:value="9811" calcext:value-type="float">
            <text:p>9811</text:p>
          </table:table-cell>
          <table:table-cell office:value-type="float" office:value="285120" calcext:value-type="float">
            <text:p>285120</text:p>
          </table:table-cell>
          <table:table-cell office:value-type="float" office:value="0" calcext:value-type="float">
            <text:p>0</text:p>
          </table:table-cell>
          <table:table-cell office:value-type="float" office:value="161916" calcext:value-type="float">
            <text:p>16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11" calcext:value-type="float">
            <text:p>53011</text:p>
          </table:table-cell>
          <table:table-cell table:formula="of:=SUM([.B233:.B241])/(960*544)*100" office:value-type="float" office:value="89.4954427083333" calcext:value-type="float">
            <text:p>89.4954427083</text:p>
          </table:table-cell>
          <table:table-cell table:formula="of:=AVERAGE([.M233:.R233])" office:value-type="float" office:value="42.0253981751848" calcext:value-type="float">
            <text:p>42.0253981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C233]/(SUM([.C233:.C241])+SUM([.$C233:.$K233])-[.C233])*100" office:value-type="float" office:value="0" calcext:value-type="float">
            <text:p>0</text:p>
          </table:table-cell>
          <table:table-cell table:formula="of:=[.D234]/(SUM([.D233:.D241])+SUM([.$C234:.$K234])-[.D234])*100" office:value-type="float" office:value="10.0418957842367" calcext:value-type="float">
            <text:p>10.0418957842</text:p>
          </table:table-cell>
          <table:table-cell table:formula="of:=[.E235]/(SUM([.E233:.E241])+SUM([.$C235:.$K235])-[.E235])*100" office:value-type="float" office:value="0" calcext:value-type="float">
            <text:p>0</text:p>
          </table:table-cell>
          <table:table-cell table:formula="of:=[.F236]/(SUM([.F233:.F241])+SUM([.$C236:.$K236])-[.F236])*100" office:value-type="float" office:value="88.8112030865647" calcext:value-type="float">
            <text:p>88.8112030866</text:p>
          </table:table-cell>
          <table:table-cell table:formula="of:=[.H238]/(SUM([.H233:.H241])+SUM([.$C238:.$K238])-[.H238])*100" office:value-type="float" office:value="94.5872340425532" calcext:value-type="float">
            <text:p>94.5872340426</text:p>
          </table:table-cell>
          <table:table-cell table:formula="of:=[.K241]/(SUM([.K233:.K241])+SUM([.$C241:.$K241])-[.K241])*100" office:value-type="float" office:value="58.7120561377542" calcext:value-type="float">
            <text:p>58.7120561378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61033" calcext:value-type="float">
            <text:p>261033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61033" calcext:value-type="float">
            <text:p>261033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96" calcext:value-type="float">
            <text:p>216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61153" calcext:value-type="float">
            <text:p>161153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153" calcext:value-type="float">
            <text:p>161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44428" calcext:value-type="float">
            <text:p>44428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8441" calcext:value-type="float">
            <text:p>84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428" calcext:value-type="float">
            <text:p>44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935" calcext:value-type="float">
            <text:p>935</text:p>
          </table:table-cell>
          <table:table-cell office:value-type="float" office:value="10256" calcext:value-type="float">
            <text:p>10256</text:p>
          </table:table-cell>
          <table:table-cell office:value-type="float" office:value="234342" calcext:value-type="float">
            <text:p>234342</text:p>
          </table:table-cell>
          <table:table-cell office:value-type="float" office:value="0" calcext:value-type="float">
            <text:p>0</text:p>
          </table:table-cell>
          <table:table-cell office:value-type="float" office:value="118648" calcext:value-type="float">
            <text:p>118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80" calcext:value-type="float">
            <text:p>143580</text:p>
          </table:table-cell>
          <table:table-cell table:formula="of:=SUM([.B243:.B251])/(960*544)*100" office:value-type="float" office:value="85.2638633578431" calcext:value-type="float">
            <text:p>85.2638633578</text:p>
          </table:table-cell>
          <table:table-cell table:formula="of:=AVERAGE([.M243:.R243])" office:value-type="float" office:value="42.0120382363456" calcext:value-type="float">
            <text:p>42.0120382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243]/(SUM([.C243:.C251])+SUM([.$C243:.$K243])-[.C243])*100" office:value-type="float" office:value="0" calcext:value-type="float">
            <text:p>0</text:p>
          </table:table-cell>
          <table:table-cell table:formula="of:=[.D244]/(SUM([.D243:.D251])+SUM([.$C244:.$K244])-[.D244])*100" office:value-type="float" office:value="10.1042367182246" calcext:value-type="float">
            <text:p>10.1042367182</text:p>
          </table:table-cell>
          <table:table-cell table:formula="of:=[.E245]/(SUM([.E243:.E251])+SUM([.$C245:.$K245])-[.E245])*100" office:value-type="float" office:value="0" calcext:value-type="float">
            <text:p>0</text:p>
          </table:table-cell>
          <table:table-cell table:formula="of:=[.F246]/(SUM([.F243:.F251])+SUM([.$C246:.$K246])-[.F246])*100" office:value-type="float" office:value="80.7240553134492" calcext:value-type="float">
            <text:p>80.7240553134</text:p>
          </table:table-cell>
          <table:table-cell table:formula="of:=[.H248]/(SUM([.H243:.H251])+SUM([.$C248:.$K248])-[.H248])*100" office:value-type="float" office:value="91.3414540127978" calcext:value-type="float">
            <text:p>91.3414540128</text:p>
          </table:table-cell>
          <table:table-cell table:formula="of:=[.K251]/(SUM([.K243:.K251])+SUM([.$C251:.$K251])-[.K251])*100" office:value-type="float" office:value="69.902483373602" calcext:value-type="float">
            <text:p>69.9024833736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669" calcext:value-type="float">
            <text:p>9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13947" calcext:value-type="float">
            <text:p>213947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  <table:table-cell office:value-type="float" office:value="213947" calcext:value-type="float">
            <text:p>213947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2" calcext:value-type="float">
            <text:p>16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18479" calcext:value-type="float">
            <text:p>11847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79" calcext:value-type="float">
            <text:p>1184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112255" calcext:value-type="float">
            <text:p>112255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0434" calcext:value-type="float">
            <text:p>304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55" calcext:value-type="float">
            <text:p>112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2187" calcext:value-type="float">
            <text:p>2187</text:p>
          </table:table-cell>
          <table:table-cell office:value-type="float" office:value="11303" calcext:value-type="float">
            <text:p>11303</text:p>
          </table:table-cell>
          <table:table-cell office:value-type="float" office:value="240281" calcext:value-type="float">
            <text:p>240281</text:p>
          </table:table-cell>
          <table:table-cell office:value-type="float" office:value="0" calcext:value-type="float">
            <text:p>0</text:p>
          </table:table-cell>
          <table:table-cell office:value-type="float" office:value="117598" calcext:value-type="float">
            <text:p>117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290" calcext:value-type="float">
            <text:p>135290</text:p>
          </table:table-cell>
          <table:table-cell table:formula="of:=SUM([.B253:.B261])/(960*544)*100" office:value-type="float" office:value="84.4971660539216" calcext:value-type="float">
            <text:p>84.4971660539</text:p>
          </table:table-cell>
          <table:table-cell table:formula="of:=AVERAGE([.M253:.R253])" office:value-type="float" office:value="43.512031474534" calcext:value-type="float">
            <text:p>43.5120314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mboo_p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253]/(SUM([.C253:.C261])+SUM([.$C253:.$K253])-[.C253])*100" office:value-type="float" office:value="0" calcext:value-type="float">
            <text:p>0</text:p>
          </table:table-cell>
          <table:table-cell table:formula="of:=[.D254]/(SUM([.D253:.D261])+SUM([.$C254:.$K254])-[.D254])*100" office:value-type="float" office:value="22.9275397499697" calcext:value-type="float">
            <text:p>22.92753975</text:p>
          </table:table-cell>
          <table:table-cell table:formula="of:=[.E255]/(SUM([.E253:.E261])+SUM([.$C255:.$K255])-[.E255])*100" office:value-type="float" office:value="0" calcext:value-type="float">
            <text:p>0</text:p>
          </table:table-cell>
          <table:table-cell table:formula="of:=[.F256]/(SUM([.F253:.F261])+SUM([.$C256:.$K256])-[.F256])*100" office:value-type="float" office:value="80.4212718658488" calcext:value-type="float">
            <text:p>80.4212718658</text:p>
          </table:table-cell>
          <table:table-cell table:formula="of:=[.H258]/(SUM([.H253:.H261])+SUM([.$C258:.$K258])-[.H258])*100" office:value-type="float" office:value="90.2662351141282" calcext:value-type="float">
            <text:p>90.2662351141</text:p>
          </table:table-cell>
          <table:table-cell table:formula="of:=[.K261]/(SUM([.K253:.K261])+SUM([.$C261:.$K261])-[.K261])*100" office:value-type="float" office:value="67.4571421172571" calcext:value-type="float">
            <text:p>67.4571421173</text:p>
          </table:table-cell>
        </table:table-row>
        <table:table-row table:style-name="ro1">
          <table:table-cell office:value-type="string" calcext:value-type="string">
            <text:p>iron_pole</text:p>
          </table:table-cell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733" calcext:value-type="float">
            <text:p>10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217780" calcext:value-type="float">
            <text:p>217780</text:p>
          </table:table-cell>
          <table:table-cell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  <table:table-cell office:value-type="float" office:value="217780" calcext:value-type="float">
            <text:p>21778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12" calcext:value-type="float">
            <text:p>19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h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17412" calcext:value-type="float">
            <text:p>11741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412" calcext:value-type="float">
            <text:p>1174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r</text:p>
          </table:table-cell>
          <table:table-cell office:value-type="float" office:value="104197" calcext:value-type="float">
            <text:p>104197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30026" calcext:value-type="float">
            <text:p>30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97" calcext:value-type="float">
            <text:p>104197</text:p>
          </table:table-cell>
          <table:table-cell table:number-columns-repeated="7"/>
        </table:table-row>
        <table:table-row table:style-name="ro1">
          <table:table-cell table:number-columns-repeated="11"/>
          <table:table-cell table:formula="of:=AVERAGE([.L2:.L261])" office:value-type="float" office:value="82.1777932927979" calcext:value-type="float">
            <text:p>82.1777932928</text:p>
          </table:table-cell>
          <table:table-cell table:formula="of:=AVERAGE([.M2:.M261])*2" office:value-type="float" office:value="39.0080014613229" calcext:value-type="float">
            <text:p>39.0080014613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formula="of:=AVERAGE([.N3:.N262])" office:value-type="float" office:value="17.8801495524012" calcext:value-type="float">
            <text:p>17.8801495524</text:p>
          </table:table-cell>
          <table:table-cell table:formula="of:=AVERAGE([.O3:.O262])" office:value-type="float" office:value="0" calcext:value-type="float">
            <text:p>0</text:p>
          </table:table-cell>
          <table:table-cell table:formula="of:=AVERAGE([.P3:.P262])" office:value-type="float" office:value="82.3282483359192" calcext:value-type="float">
            <text:p>82.3282483359</text:p>
          </table:table-cell>
          <table:table-cell table:formula="of:=AVERAGE([.Q3:.Q262])" office:value-type="float" office:value="83.4023130818466" calcext:value-type="float">
            <text:p>83.4023130818</text:p>
          </table:table-cell>
          <table:table-cell table:formula="of:=AVERAGE([.R3:.R262])" office:value-type="float" office:value="50.4372977977707" calcext:value-type="float">
            <text:p>50.4372977978</text:p>
          </table:table-cell>
        </table:table-row>
      </table:table>
      <table:table table:name="Sheet2" table:style-name="ta1">
        <table:table-column table:style-name="co11" table:default-cell-style-name="ce4"/>
        <table:table-column table:style-name="co12" table:number-columns-repeated="7" table:default-cell-style-name="ce4"/>
        <table:table-column table:style-name="co10" table:default-cell-style-name="ce4"/>
        <table:table-row table:style-name="ro2">
          <table:table-cell table:style-name="ce1"/>
          <table:table-cell table:style-name="ce1" office:value-type="string" calcext:value-type="string">
            <text:p>竹竿</text:p>
          </table:table-cell>
          <table:table-cell table:style-name="ce1" office:value-type="string" calcext:value-type="string">
            <text:p>鉄管</text:p>
          </table:table-cell>
          <table:table-cell table:style-name="ce1" office:value-type="string" calcext:value-type="string">
            <text:p>木</text:p>
          </table:table-cell>
          <table:table-cell table:style-name="ce1" office:value-type="string" calcext:value-type="string">
            <text:p>ハス</text:p>
          </table:table-cell>
          <table:table-cell table:style-name="ce1" office:value-type="string" calcext:value-type="string">
            <text:p>空</text:p>
          </table:table-cell>
          <table:table-cell table:style-name="ce1" office:value-type="string" calcext:value-type="string">
            <text:p>水面</text:p>
          </table:table-cell>
          <table:table-cell table:style-name="ce1" office:value-type="string" calcext:value-type="string">
            <text:p>平均</text:p>
          </table:table-cell>
          <table:table-cell/>
        </table:table-row>
        <table:table-row table:style-name="ro2">
          <table:table-cell table:style-name="ce2" office:value-type="string" calcext:value-type="string">
            <text:p>pixel acc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78.6" calcext:value-type="float">
            <text:p>78.6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87.9" calcext:value-type="float">
            <text:p>87.9</text:p>
          </table:table-cell>
          <table:table-cell table:style-name="ce5" office:value-type="float" office:value="99.6" calcext:value-type="float">
            <text:p>99.6</text:p>
          </table:table-cell>
          <table:table-cell table:style-name="ce5" office:value-type="float" office:value="75" calcext:value-type="float">
            <text:p>75.0</text:p>
          </table:table-cell>
          <table:table-cell table:style-name="ce5" table:formula="of:=AVERAGE([.B2:.G2])" office:value-type="float" office:value="56.85" calcext:value-type="float">
            <text:p>56.9</text:p>
          </table:table-cell>
          <table:table-cell/>
        </table:table-row>
        <table:table-row table:style-name="ro2">
          <table:table-cell table:style-name="ce3" office:value-type="string" calcext:value-type="string">
            <text:p>IoU</text:p>
          </table:table-cell>
          <table:table-cell table:style-name="ce6" office:value-type="float" office:value="0" calcext:value-type="float">
            <text:p>0.0</text:p>
          </table:table-cell>
          <table:table-cell table:style-name="ce6" office:value-type="float" office:value="17.8801495524012" calcext:value-type="float">
            <text:p>17.9</text:p>
          </table:table-cell>
          <table:table-cell table:style-name="ce6" office:value-type="float" office:value="0" calcext:value-type="float">
            <text:p>0.0</text:p>
          </table:table-cell>
          <table:table-cell table:style-name="ce6" office:value-type="float" office:value="82.3282483359192" calcext:value-type="float">
            <text:p>82.3</text:p>
          </table:table-cell>
          <table:table-cell table:style-name="ce6" office:value-type="float" office:value="83.4023130818466" calcext:value-type="float">
            <text:p>83.4</text:p>
          </table:table-cell>
          <table:table-cell table:style-name="ce6" office:value-type="float" office:value="50.4372977977707" calcext:value-type="float">
            <text:p>50.4</text:p>
          </table:table-cell>
          <table:table-cell table:style-name="ce6" table:formula="of:=AVERAGE([.B3:.G3])" office:value-type="float" office:value="39.0080014613229" calcext:value-type="float">
            <text:p>39.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9T03:29:43.551094659</dc:date>
    <meta:editing-duration>PT12M3S</meta:editing-duration>
    <meta:editing-cycles>2</meta:editing-cycles>
    <meta:generator>LibreOffice/5.1.6.2$Linux_X86_64 LibreOffice_project/10m0$Build-2</meta:generator>
    <meta:document-statistic meta:table-count="2" meta:cell-count="3109" meta:object-count="0"/>
  </office:meta>
</office:document-meta>
</file>